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Console" svg:font-family="'Lucida Console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line-height-at-least="0.1563in" fo:orphans="2" fo:widows="2" fo:text-indent="0in" style:auto-text-indent="false" fo:padding="0in" fo:border="none"/>
      <style:text-properties fo:font-variant="normal" fo:text-transform="none" fo:color="#c5060b" style:font-name="Lucida Console" fo:font-size="10pt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style:line-height-at-least="0.1563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3" style:family="paragraph" style:parent-style-name="Preformatted_20_Text">
      <style:paragraph-properties fo:margin-top="0in" fo:margin-bottom="0in" style:line-height-at-least="0.1563in" fo:orphans="2" fo:widows="2" fo:padding="0in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in" fo:margin-bottom="0in" style:line-height-at-least="0.1563in" fo:orphans="2" fo:widows="2" fo:padding="0in" fo:border="none"/>
      <style:text-properties fo:font-variant="normal" fo:text-transform="none" fo:color="#0000ff" style:font-name="Lucida Console" fo:font-size="10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style:line-height-at-least="0.1563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style:line-height-at-least="0.1563in" fo:orphans="2" fo:widows="2" fo:padding="0in" fo:border="none"/>
      <style:text-properties fo:color="#0000ff"/>
    </style:style>
    <style:style style:name="T1" style:family="text">
      <style:text-properties fo:color="#0000ff" style:font-name="Lucida Console" fo:font-size="10pt" fo:font-style="normal" fo:font-weight="normal"/>
    </style:style>
    <style:style style:name="T2" style:family="text">
      <style:text-properties style:font-name="Lucida Console" fo:font-size="10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subject_train &lt;- read.table("../train/subject_train.txt")</text:p>
      <text:p text:style-name="P4">x_train &lt;- read.table("../train/X_train.txt")</text:p>
      <text:p text:style-name="P4">y_train &lt;- read.table("../train/Y_train.txt")</text:p>
      <text:p text:style-name="P4">dim(subject_train)</text:p>
      <text:p text:style-name="P4">dim(x_train)</text:p>
      <text:p text:style-name="P4">dim(y_train)</text:p>
      <text:p text:style-name="P4">x_train[1:10,1:5]</text:p>
      <text:p text:style-name="P3"><text:s text:c="9"/></text:p>
      <text:p text:style-name="P4">head(subject_train)</text:p>
      <text:p text:style-name="P2"/>
      <text:p text:style-name="P4">head(y_train)</text:p>
      <text:p text:style-name="P3"><text:s text:c="2"/></text:p>
      <text:p text:style-name="P4">summary(y_train)</text:p>
      <text:p text:style-name="P3"><text:s text:c="7"/></text:p>
      <text:p text:style-name="P4">summary(subject_train)</text:p>
      <text:p text:style-name="P3"><text:s text:c="7"/><text:span text:style-name="T2"><text:s text:c="2"/></text:span></text:p>
      <text:p text:style-name="P4"/>
      <text:p text:style-name="P4">setwd("~/coursera/Getting data/getdata_projectfiles_UCI HAR Dataset/UCI HAR Dataset/test")</text:p>
      <text:p text:style-name="P4">x_test &lt;- read.table("X_test.txt")</text:p>
      <text:p text:style-name="P4">y_test &lt;- read.table("y_test.txt")</text:p>
      <text:p text:style-name="P4">subject_test &lt;- read.table("subject_test.txt")</text:p>
      <text:p text:style-name="P4">dim(x_test)</text:p>
      <text:p text:style-name="P2"/>
      <text:p text:style-name="P4">dim(y_test)</text:p>
      <text:p text:style-name="P2"/>
      <text:p text:style-name="P4">dim(subject_test)</text:p>
      <text:p text:style-name="P2"/>
      <text:p text:style-name="P4">test &lt;- cbind(subject_test, y_test, x_test)</text:p>
      <text:p text:style-name="P4">dim(test)</text:p>
      <text:p text:style-name="P4">test[1:5, 1:5]</text:p>
      <text:p text:style-name="P3"><text:s text:c="2"/></text:p>
      <text:p text:style-name="P4"/>
      <text:p text:style-name="P4">train &lt;- cbind(subject_train, y_train, x_train)</text:p>
      <text:p text:style-name="P4">dim(train)</text:p>
      <text:p text:style-name="P4">train[1:5, 1:5]</text:p>
      <text:p text:style-name="P3"><text:s text:c="2"/></text:p>
      <text:p text:style-name="P4">all &lt;- rbind(train, test)</text:p>
      <text:p text:style-name="P4">dim(all)</text:p>
      <text:p text:style-name="P2"/>
      <text:p text:style-name="P4">features &lt;- read.table("../features.txt")</text:p>
      <text:p text:style-name="P4">dim(features)</text:p>
      <text:p text:style-name="P3"><text:span text:style-name="T1">head(features)</text:span> <text:s/></text:p>
      <text:p text:style-name="P4">v &lt;- as.vector(features$V2)</text:p>
      <text:p text:style-name="P4">dim(v)</text:p>
      <text:p text:style-name="P4">head(v)</text:p>
      <text:p text:style-name="P4">v1 &lt;- make.names(v)</text:p>
      <text:p text:style-name="P4">head(v1)</text:p>
      <text:p text:style-name="P2"/>
      <text:p text:style-name="P4">v2 &lt;- c("subject", "activity", v1)</text:p>
      <text:p text:style-name="P4">names(all) &lt;- v2</text:p>
      <text:p text:style-name="P4">all[1:5, 1:5]</text:p>
      <text:p text:style-name="P4"/>
      <text:p text:style-name="P4">all1 &lt;- all[, c(1,2,grep("\\.(mean|std)\\.", names(all), perl=T))];</text:p>
      <text:p text:style-name="P4">dim(all1)</text:p>
      <text:p text:style-name="P4">names(all1)</text:p>
      <text:p text:style-name="P2"><text:s text:c="8"/></text:p>
      <text:p text:style-name="P4">activity_names &lt;- read.table("..//activity_labels.txt")</text:p>
      <text:p text:style-name="P4">head(activity_names)</text:p>
      <text:p text:style-name="P4"><text:soft-page-break/>names(activity_names) &lt;- c("activity", "activity_name")</text:p>
      <text:p text:style-name="P4">head(activity_names)</text:p>
      <text:p text:style-name="P3"><text:s text:c="2"/></text:p>
      <text:p text:style-name="P4">all2 &lt;- merge(all, activity_names)</text:p>
      <text:p text:style-name="P4">dim(all2)</text:p>
      <text:p text:style-name="P4">all2[1:5,c(1:5,564)]</text:p>
      <text:p text:style-name="P4">all3 &lt;- merge(all1, activity_names)</text:p>
      <text:p text:style-name="P4">all3 &lt;- all3[, -69]</text:p>
      <text:p text:style-name="P4"/>
      <text:p text:style-name="P4">library(dplyr)</text:p>
      <text:p text:style-name="P4"/>
      <text:p text:style-name="P2"/>
      <text:p text:style-name="P4">all4 &lt;- group_by(all3, subject, activity)</text:p>
      <text:p text:style-name="P4">final[1:5, 1:5]</text:p>
      <text:p text:style-name="P2"/>
      <text:p text:style-name="P4">final &lt;- all4 %&gt;% summarise_each(funs(mean))</text:p>
      <text:p text:style-name="P6">tidy_data &lt;- merge(final, activity_nam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Console" svg:font-family="'Lucida Console'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s Singh</meta:initial-creator>
    <meta:creation-date>2015-01-24T23:34:53.56</meta:creation-date>
    <dc:date>2015-01-25T12:12:50.33</dc:date>
    <dc:creator>Sans Singh</dc:creator>
    <meta:editing-duration>PT28M38S</meta:editing-duration>
    <meta:editing-cycles>9</meta:editing-cycles>
    <meta:generator>OpenOffice/4.0.1$Win32 OpenOffice.org_project/401m5$Build-9714</meta:generator>
    <meta:document-statistic meta:table-count="0" meta:image-count="0" meta:object-count="0" meta:page-count="2" meta:paragraph-count="62" meta:word-count="128" meta:character-count="1440"/>
  </office:meta>
</office:document-meta>
</file>